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4.0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Battery voltage</text:p>
          </table:table-cell>
          <table:table-cell table:style-name="ce2" office:value-type="float" office:value="3" calcext:value-type="float">
            <text:p>3.000000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Energy in cell</text:p>
          </table:table-cell>
          <table:table-cell table:style-name="ce2" table:formula="of:=[.D8]*[.D9]*3600" office:value-type="float" office:value="2376" calcext:value-type="float">
            <text:p>2,376.000000</text:p>
          </table:table-cell>
          <table:table-cell table:style-name="ce2"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Cell capacity</text:p>
          </table:table-cell>
          <table:table-cell table:style-name="ce2" office:value-type="float" office:value="0.22" calcext:value-type="float">
            <text:p>0.220000</text:p>
          </table:table-cell>
          <table:table-cell table:style-name="ce2" office:value-type="string" calcext:value-type="string">
            <text:p>Ahr</text:p>
          </table:table-cell>
          <table:table-cell/>
          <table:table-cell table:style-name="ce2" office:value-type="string" calcext:value-type="string">
            <text:p>Transmission Hourly</text:p>
          </table:table-cell>
          <table:table-cell table:style-name="ce2" table:formula="of:=3600/[.D13]" office:value-type="float" office:value="360" calcext:value-type="float">
            <text:p>360.000000</text:p>
          </table:table-cell>
          <table:table-cell table:style-name="ce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Sleep Current</text:p>
          </table:table-cell>
          <table:table-cell table:style-name="ce2" office:value-type="float" office:value="0.00001" calcext:value-type="float">
            <text:p>0.000010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2" office:value-type="string" calcext:value-type="string">
            <text:p>Hourly Transmission Energy</text:p>
          </table:table-cell>
          <table:table-cell table:style-name="ce2" table:formula="of:=[.H9]*[.D11]" office:value-type="float" office:value="0.018" calcext:value-type="float">
            <text:p>0.018000</text:p>
          </table:table-cell>
          <table:table-cell table:style-name="ce2"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Transmission Energy</text:p>
          </table:table-cell>
          <table:table-cell table:style-name="ce2" office:value-type="float" office:value="0.00005" calcext:value-type="float">
            <text:p>0.000050</text:p>
          </table:table-cell>
          <table:table-cell table:style-name="ce2" office:value-type="string" calcext:value-type="string">
            <text:p>J</text:p>
          </table:table-cell>
          <table:table-cell/>
          <table:table-cell table:style-name="ce2" office:value-type="string" calcext:value-type="string">
            <text:p>Hourly Sleep Time</text:p>
          </table:table-cell>
          <table:table-cell table:style-name="ce2" table:formula="of:=(3600)-([.H9]*[.D12])" office:value-type="float" office:value="3596.76" calcext:value-type="float">
            <text:p>3,596.760000</text:p>
          </table:table-cell>
          <table:table-cell table:style-name="ce2"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Transmission time</text:p>
          </table:table-cell>
          <table:table-cell table:style-name="ce2" office:value-type="float" office:value="0.009" calcext:value-type="float">
            <text:p>0.009000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2" office:value-type="string" calcext:value-type="string">
            <text:p>Sleep Energy</text:p>
          </table:table-cell>
          <table:table-cell table:style-name="ce2" table:formula="of:=[.D10]*[.D8]" office:value-type="float" office:value="0.00003" calcext:value-type="float">
            <text:p>0.000030</text:p>
          </table:table-cell>
          <table:table-cell table:style-name="ce2"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Time b/w transmissions</text:p>
          </table:table-cell>
          <table:table-cell table:style-name="ce2" office:value-type="float" office:value="10" calcext:value-type="float">
            <text:p>10.000000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2" office:value-type="string" calcext:value-type="string">
            <text:p>Hourly Sleep Energy</text:p>
          </table:table-cell>
          <table:table-cell table:style-name="ce2" table:formula="of:=[.H12]*[.H11]" office:value-type="float" office:value="0.1079028" calcext:value-type="float">
            <text:p>0.107903</text:p>
          </table:table-cell>
          <table:table-cell table:style-name="ce2" office:value-type="string" calcext:value-type="string">
            <text:p>J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ce2" office:value-type="string" calcext:value-type="string">
            <text:p>Hourly Energy</text:p>
          </table:table-cell>
          <table:table-cell table:style-name="ce2" table:formula="of:=[.H13]+[.H10]" office:value-type="float" office:value="0.1259028" calcext:value-type="float">
            <text:p>0.125903</text:p>
          </table:table-cell>
          <table:table-cell table:style-name="ce2"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untime</text:p>
          </table:table-cell>
          <table:table-cell table:formula="of:=[.H8]/[.H16]" office:value-type="float" office:value="18871.7010265062" calcext:value-type="float">
            <text:p>18,871.701027</text:p>
          </table:table-cell>
          <table:table-cell office:value-type="string" calcext:value-type="string">
            <text:p>h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2"/>
          <table:table-cell table:formula="of:=[.H17]/24" office:value-type="float" office:value="786.320876104423" calcext:value-type="float">
            <text:p>786.320876</text:p>
          </table:table-cell>
          <table:table-cell office:value-type="string" calcext:value-type="string">
            <text:p>day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2"/>
          <table:table-cell table:formula="of:=[.H18]/365" office:value-type="float" office:value="2.1543037701491" calcext:value-type="float">
            <text:p>2.154304</text:p>
          </table:table-cell>
          <table:table-cell office:value-type="string" calcext:value-type="string">
            <text:p>y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4:14:00.699909423</meta:creation-date>
    <dc:date>2023-02-07T03:01:50.845335986</dc:date>
    <meta:editing-duration>PT1H1M4S</meta:editing-duration>
    <meta:editing-cycles>6</meta:editing-cycles>
    <meta:generator>LibreOffice/7.3.7.2$Linux_X86_64 LibreOffice_project/30$Build-2</meta:generator>
    <meta:document-statistic meta:table-count="1" meta:cell-count="46" meta:object-count="0"/>
  </office:meta>
</office:document-meta>
</file>